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8102in" svg:y="1.7961in">
            <draw:object draw:notify-on-update-of-ranges="Sheet1.B13:Sheet1.B13 Sheet1.B14:Sheet1.B18 Sheet1.C13:Sheet1.C13 Sheet1.C14:Sheet1.C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LSD to Merge</text:p>
          </table:table-cell>
          <table:table-cell/>
          <table:table-cell office:value-type="string" calcext:value-type="string">
            <text:p>Trial</text:p>
          </table:table-cell>
          <table:table-cell office:value-type="string" calcext:value-type="string">
            <text:p>LSD to Quick</text:p>
          </table:table-cell>
          <table:table-cell/>
          <table:table-cell office:value-type="string" calcext:value-type="string">
            <text:p>Trial</text:p>
          </table:table-cell>
          <table:table-cell office:value-type="string" calcext:value-type="string">
            <text:p>MSD to Merge</text:p>
          </table:table-cell>
          <table:table-cell/>
          <table:table-cell office:value-type="string" calcext:value-type="string">
            <text:p>Trial</text:p>
          </table:table-cell>
          <table:table-cell office:value-type="string" calcext:value-type="string">
            <text:p>MSD to Quick</text:p>
          </table:table-cell>
          <table:table-cell/>
          <table:table-cell office:value-type="string" calcext:value-type="string">
            <text:p>Trial</text:p>
          </table:table-cell>
          <table:table-cell office:value-type="string" calcext:value-type="string">
            <text:p>MSD to LS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11" calcext:value-type="float">
            <text:p>1.5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35" calcext:value-type="float">
            <text:p>1.0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9" calcext:value-type="float">
            <text:p>0.7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89" calcext:value-type="float">
            <text:p>0.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02" calcext:value-type="float">
            <text:p>1.3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2" calcext:value-type="float">
            <text:p>0.8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673" calcext:value-type="float">
            <text:p>1.6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72" calcext:value-type="float">
            <text:p>0.8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2" calcext:value-type="float">
            <text:p>0.7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65" calcext:value-type="float">
            <text:p>0.8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6" calcext:value-type="float">
            <text:p>0.9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73" calcext:value-type="float">
            <text:p>0.4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1" calcext:value-type="float">
            <text:p>1.1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01" calcext:value-type="float">
            <text:p>1.0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:.B8])" office:value-type="float" office:value="0.8314" calcext:value-type="float">
            <text:p>0.8314</text:p>
          </table:table-cell>
          <table:table-cell/>
          <table:table-cell office:value-type="string" calcext:value-type="string">
            <text:p>mean</text:p>
          </table:table-cell>
          <table:table-cell table:formula="of:=AVERAGE([.E4:.E8])" office:value-type="float" office:value="0.458" calcext:value-type="float">
            <text:p>0.458</text:p>
          </table:table-cell>
          <table:table-cell/>
          <table:table-cell office:value-type="string" calcext:value-type="string">
            <text:p>mean</text:p>
          </table:table-cell>
          <table:table-cell table:formula="of:=AVERAGE([.H4:.H8])" office:value-type="float" office:value="1.3474" calcext:value-type="float">
            <text:p>1.3474</text:p>
          </table:table-cell>
          <table:table-cell/>
          <table:table-cell office:value-type="string" calcext:value-type="string">
            <text:p>mean</text:p>
          </table:table-cell>
          <table:table-cell table:formula="of:=AVERAGE([.K4:.K8])" office:value-type="float" office:value="0.923" calcext:value-type="float">
            <text:p>0.923</text:p>
          </table:table-cell>
          <table:table-cell/>
          <table:table-cell office:value-type="string" calcext:value-type="string">
            <text:p>mean</text:p>
          </table:table-cell>
          <table:table-cell table:formula="of:=AVERAGE([.N4:.N8])" office:value-type="float" office:value="1.5442" calcext:value-type="float">
            <text:p>1.5442</text:p>
          </table:table-cell>
        </table:table-row>
        <table:table-row table:style-name="ro1">
          <table:table-cell office:value-type="string" calcext:value-type="string">
            <text:p>st dev</text:p>
          </table:table-cell>
          <table:table-cell table:formula="of:=STDEV([.B4:.B8])" office:value-type="float" office:value="0.113524446706425" calcext:value-type="float">
            <text:p>0.1135244467</text:p>
          </table:table-cell>
          <table:table-cell/>
          <table:table-cell office:value-type="string" calcext:value-type="string">
            <text:p>st dev</text:p>
          </table:table-cell>
          <table:table-cell table:formula="of:=STDEV([.E4:.E9])" office:value-type="float" office:value="0.112814892633907" calcext:value-type="float">
            <text:p>0.1128148926</text:p>
          </table:table-cell>
          <table:table-cell/>
          <table:table-cell office:value-type="string" calcext:value-type="string">
            <text:p>st dev</text:p>
          </table:table-cell>
          <table:table-cell table:formula="of:=STDEV([.H4:.H9])" office:value-type="float" office:value="0.216213413089938" calcext:value-type="float">
            <text:p>0.2162134131</text:p>
          </table:table-cell>
          <table:table-cell/>
          <table:table-cell office:value-type="string" calcext:value-type="string">
            <text:p>st dev</text:p>
          </table:table-cell>
          <table:table-cell table:formula="of:=STDEV([.K4:.K8])" office:value-type="float" office:value="0.0882524787187306" calcext:value-type="float">
            <text:p>0.0882524787</text:p>
          </table:table-cell>
          <table:table-cell/>
          <table:table-cell office:value-type="string" calcext:value-type="string">
            <text:p>st dev</text:p>
          </table:table-cell>
          <table:table-cell table:formula="of:=STDEV([.N4:.N9])" office:value-type="float" office:value="0.437201738331402" calcext:value-type="float">
            <text:p>0.437201738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Trial</text:p>
          </table:table-cell>
          <table:table-cell office:value-type="string" calcext:value-type="string">
            <text:p>Runtime Ratio (ns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SD to Merge</text:p>
          </table:table-cell>
          <table:table-cell table:formula="of:=[.B9]" office:value-type="float" office:value="0.8314" calcext:value-type="float">
            <text:p>0.83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SD to Quick</text:p>
          </table:table-cell>
          <table:table-cell table:formula="of:=[.E9]" office:value-type="float" office:value="0.458" calcext:value-type="float">
            <text:p>0.4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SD to Merge</text:p>
          </table:table-cell>
          <table:table-cell table:formula="of:=[.H9]" office:value-type="float" office:value="1.3474" calcext:value-type="float">
            <text:p>1.34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SD to Quick</text:p>
          </table:table-cell>
          <table:table-cell table:formula="of:=[.K9]" office:value-type="float" office:value="0.923" calcext:value-type="float">
            <text:p>0.9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SD to Lsd</text:p>
          </table:table-cell>
          <table:table-cell table:formula="of:=[.N9]" office:value-type="float" office:value="1.5442" calcext:value-type="float">
            <text:p>1.5442</text:p>
          </table:table-cell>
          <table:table-cell table:number-columns-repeated="11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 calcext:value-type="string">
            <text:p>Algorithm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 De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D VS Merge</text:p>
          </table:table-cell>
          <table:table-cell table:formula="of:=[.B9]" office:value-type="float" office:value="0.8314" calcext:value-type="float">
            <text:p>0.8314</text:p>
          </table:table-cell>
          <table:table-cell table:style-name="ce1" table:formula="of:=[.B10]" office:value-type="float" office:value="0.113524446706425" calcext:value-type="float">
            <text:p>0.11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D VS Quick</text:p>
          </table:table-cell>
          <table:table-cell table:formula="of:=[.H9]" office:value-type="float" office:value="1.3474" calcext:value-type="float">
            <text:p>1.3474</text:p>
          </table:table-cell>
          <table:table-cell table:style-name="ce1" table:formula="of:=[.H10]" office:value-type="float" office:value="0.216213413089938" calcext:value-type="float">
            <text:p>0.21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D VS Merge</text:p>
          </table:table-cell>
          <table:table-cell table:formula="of:=[.K9]" office:value-type="float" office:value="0.923" calcext:value-type="float">
            <text:p>0.923</text:p>
          </table:table-cell>
          <table:table-cell table:style-name="ce1" table:formula="of:=[.K10]" office:value-type="float" office:value="0.0882524787187306" calcext:value-type="float">
            <text:p>0.0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D VS Quick</text:p>
          </table:table-cell>
          <table:table-cell table:formula="of:=[.K9]" office:value-type="float" office:value="0.923" calcext:value-type="float">
            <text:p>0.923</text:p>
          </table:table-cell>
          <table:table-cell table:style-name="ce1" table:formula="of:=[.K10]" office:value-type="float" office:value="0.0882524787187306" calcext:value-type="float">
            <text:p>0.0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SD VS LSD</text:p>
          </table:table-cell>
          <table:table-cell table:formula="of:=[.N9]" office:value-type="float" office:value="1.5442" calcext:value-type="float">
            <text:p>1.5442</text:p>
          </table:table-cell>
          <table:table-cell table:style-name="ce1" table:formula="of:=[.N10]" office:value-type="float" office:value="0.437201738331402" calcext:value-type="float">
            <text:p>0.437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 style:data-style-name="N2" text:time-value="14:35:51.822082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4:04:44.064319968</meta:creation-date>
    <dc:date>2016-04-15T15:47:11.057686971</dc:date>
    <meta:editing-duration>PT1M29S</meta:editing-duration>
    <meta:editing-cycles>2</meta:editing-cycles>
    <meta:generator>LibreOffice/4.2.8.2$Linux_X86_64 LibreOffice_project/420m0$Build-2</meta:generator>
    <meta:document-statistic meta:table-count="1" meta:cell-count="1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21cm" svg:y="0.316cm" chart:style-name="ch2">
          <text:p>Runtime Comparisons</text:p>
        </chart:title>
        <chart:subtitle svg:x="5.773cm" svg:y="1.301cm" chart:style-name="ch3">
          <text:p>Using Various Algorithms</text:p>
        </chart:subtitle>
        <chart:legend chart:legend-position="end" svg:x="11.798cm" svg:y="4.201cm" style:legend-expansion="high" chart:style-name="ch4"/>
        <chart:plot-area chart:style-name="ch5" table:cell-range-address="Sheet1.B13:Sheet1.C18" chart:data-source-has-labels="both" svg:x="1.331cm" svg:y="2.19cm" svg:width="10.147cm" svg:height="5.649cm">
          <chartooo:coordinate-region svg:x="2.39cm" svg:y="2.389cm" svg:width="8.173cm" svg:height="4.405cm"/>
          <chart:axis chart:dimension="x" chart:name="primary-x" chart:style-name="ch6" chartooo:axis-type="auto">
            <chartooo:date-scale/>
            <chart:title svg:x="4.309cm" svg:y="8.019cm" chart:style-name="ch7">
              <text:p>Algorithms Being Compared</text:p>
            </chart:title>
            <chart:categories table:cell-range-address="Sheet1.B14:Sheet1.B18"/>
          </chart:axis>
          <chart:axis chart:dimension="y" chart:name="primary-y" chart:style-name="ch6">
            <chart:title svg:x="0.451cm" svg:y="6.791cm" chart:style-name="ch8">
              <text:p>Ratio of Runtime Speed</text:p>
            </chart:title>
            <chart:grid chart:style-name="ch9" chart:class="major"/>
          </chart:axis>
          <chart:series chart:style-name="ch10" chart:values-cell-range-address="Sheet1.C14:Sheet1.C18" chart:label-cell-address="Sheet1.C13:Sheet1.C1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time Ratio (ns)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SD to Merge</text:p>
                <draw:g>
                  <svg:desc>Sheet1.B14:Sheet1.B18</svg:desc>
                </draw:g>
              </table:table-cell>
              <table:table-cell office:value-type="float" office:value="0.8314">
                <text:p>0.8314</text:p>
                <draw:g>
                  <svg:desc>Sheet1.C14:Sheet1.C18</svg:desc>
                </draw:g>
              </table:table-cell>
            </table:table-row>
            <table:table-row>
              <table:table-cell office:value-type="string">
                <text:p>LSD to Quick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>MSD to Merge</text:p>
              </table:table-cell>
              <table:table-cell office:value-type="float" office:value="1.3474">
                <text:p>1.3474</text:p>
              </table:table-cell>
            </table:table-row>
            <table:table-row>
              <table:table-cell office:value-type="string">
                <text:p>MSD to Quick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MSD to Lsd</text:p>
              </table:table-cell>
              <table:table-cell office:value-type="float" office:value="1.5442">
                <text:p>1.5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